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mbria" fo:color="#0000FF" fo:font-size="11pt" style:font-size-asian="11pt"/>
    </style:style>
    <style:style style:name="P3" style:parent-style-name="Standard" style:family="paragraph">
      <style:paragraph-properties fo:margin-left="4.9236in">
        <style:tab-stops/>
      </style:paragraph-properties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T8" style:parent-style-name="DefaultParagraphFont" style:family="text">
      <style:text-properties style:font-name="Cambria" fo:color="#000000" fo:font-size="9.5pt" style:font-size-asian="9.5pt"/>
    </style:style>
    <style:style style:name="T9" style:parent-style-name="DefaultParagraphFont" style:family="text">
      <style:text-properties style:font-name="Cambria" fo:color="#000000" fo:font-size="9.5pt" style:font-size-asian="9.5pt"/>
    </style:style>
    <style:style style:name="T10" style:parent-style-name="DefaultParagraphFont" style:family="text">
      <style:text-properties style:font-name="Cambria" fo:font-weight="bold" style:font-weight-asian="bold" fo:font-style="italic" style:font-style-asian="italic" fo:color="#000000" fo:font-size="9.5pt" style:font-size-asian="9.5pt"/>
    </style:style>
    <style:style style:name="T11" style:parent-style-name="DefaultParagraphFont" style:family="text">
      <style:text-properties style:font-name="Cambria" fo:font-weight="bold" style:font-weight-asian="bold" fo:font-style="italic" style:font-style-asian="italic" fo:color="#000000" fo:font-size="9.5pt" style:font-size-asian="9.5pt"/>
    </style:style>
    <style:style style:name="T12" style:parent-style-name="DefaultParagraphFont" style:family="text">
      <style:text-properties style:font-name="Cambria" fo:font-weight="bold" style:font-weight-asian="bold" fo:font-style="italic" style:font-style-asian="italic" fo:color="#000000" fo:font-size="9.5pt" style:font-size-asian="9.5pt"/>
    </style:style>
    <style:style style:name="T13" style:parent-style-name="DefaultParagraphFont" style:family="text">
      <style:text-properties style:font-name="Cambria" fo:font-weight="bold" style:font-weight-asian="bold" fo:font-style="italic" style:font-style-asian="italic" fo:color="#000000" fo:font-size="9.5pt" style:font-size-asian="9.5pt"/>
    </style:style>
    <style:style style:name="P14" style:parent-style-name="Standard" style:family="paragraph">
      <style:text-properties fo:font-weight="bold" style:font-weight-asian="bold"/>
    </style:style>
    <style:style style:name="T15" style:parent-style-name="DefaultParagraphFont" style:family="text">
      <style:text-properties style:font-name="Cambria" fo:font-weight="bold" style:font-weight-asian="bold" fo:font-style="italic" style:font-style-asian="italic" fo:color="#000000" fo:font-size="9.5pt" style:font-size-asian="9.5pt"/>
    </style:style>
    <style:style style:name="P16" style:parent-style-name="Standard" style:family="paragraph">
      <style:text-properties fo:font-weight="bold" style:font-weight-asian="bold"/>
    </style:style>
    <style:style style:name="P17" style:parent-style-name="Standard" style:list-style-name="LFO5" style:family="paragraph"/>
    <style:style style:name="P18" style:parent-style-name="Standard" style:list-style-name="LFO5" style:family="paragraph"/>
    <style:style style:name="P19" style:parent-style-name="Standard" style:list-style-name="LFO5" style:family="paragraph"/>
    <style:style style:name="P20" style:parent-style-name="Standard" style:list-style-name="LFO5" style:family="paragraph"/>
    <style:style style:name="P21" style:parent-style-name="Standard" style:family="paragraph">
      <style:text-properties fo:font-weight="bold" style:font-weight-asian="bold"/>
    </style:style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text-properties fo:font-weight="bold" style:font-weight-asian="bold"/>
    </style:style>
    <style:style style:name="P26" style:parent-style-name="Standard" style:list-style-name="LFO4" style:family="paragraph"/>
    <style:style style:name="P27" style:parent-style-name="Standard" style:list-style-name="LFO2" style:family="paragraph"/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list-style-name="LFO1" style:family="paragraph"/>
    <style:style style:name="T31" style:parent-style-name="DefaultParagraphFont" style:family="text">
      <style:text-properties style:text-position="super 66.6%"/>
    </style:style>
    <style:style style:name="P32" style:parent-style-name="Standard" style:family="paragraph">
      <style:paragraph-properties fo:margin-left="1.9694in">
        <style:tab-stops/>
      </style:paragraph-properties>
    </style:style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</office:automatic-styles>
  <office:body>
    <office:text text:use-soft-page-breaks="true">
      <text:p text:style-name="P1">Vinnarasu A</text:p>
      <text:p text:style-name="Default"><text:span text:style-name="T2">vinarasu77@gmail.com</text:span></text:p>
      <text:p text:style-name="P3">Mob: +91 9159414383</text:p>
      <text:p text:style-name="Standard"/>
      <text:p text:style-name="P4">Profile Summary</text:p>
      <text:p text:style-name="Standard">I am seeking a challenging and competitive environment which motivates me to work harder and where I can use my<text:s/>skills to grow, expand your organization and establish an enjoyable career for myself.</text:p>
      <text:p text:style-name="Standard"/>
      <text:p text:style-name="P5">Academic Achievements</text:p>
      <text:p text:style-name="Standard">2017-2019 <text:s text:c="17"/>Christ University, Bengaluru <text:s text:c="5"/>Master of Computer Science <text:s text:c="3"/>75.03%</text:p>
      <text:p text:style-name="Standard"/>
      <text:p text:style-name="Standard">2014-2017 <text:s/><text:tab/><text:tab/>St. Don Bosco Arts &amp; Science</text:p>
      <text:p text:style-name="Standard"><text:tab/><text:tab/><text:tab/>College,<text:s/>Tamilnadu.<text:tab/><text:tab/><text:s text:c="4"/>Bachelor<text:s/>of Computer<text:s/>Science 74.23%</text:p>
      <text:p text:style-name="Standard"/>
      <text:p text:style-name="P6">Projects</text:p>
      <text:p text:style-name="P7">1.<text:s/>Vehicle<text:s/>Management System</text:p>
      <text:p text:style-name="Default"><text:span text:style-name="T8">Technologies used</text:span><text:span text:style-name="T9">: Html, CSS .PHP, JavaScript, Jquery. <text:s/></text:span><text:s/><text:span text:style-name="T10"><text:s text:c="3"/></text:span><text:span text:style-name="T11"><text:tab/></text:span><text:span text:style-name="T12"><text:tab/></text:span><text:span text:style-name="T13">Tenure: 01-11-2017 to 10-04-2018 <text:s/></text:span></text:p>
      <text:p text:style-name="Standard"/>
      <text:p text:style-name="P14">2. Improving Speed of Speech Recognition</text:p>
      <text:p text:style-name="Standard">Technologies used: Python,nltk,django.<text:s/><text:tab/><text:tab/><text:tab/><text:span text:style-name="T15">Tenure: 01-05-2018 to 31-09-2018</text:span></text:p>
      <text:p text:style-name="Standard"/>
      <text:p text:style-name="P16">Skills</text:p>
      <text:list text:style-name="LFO5" text:continue-numbering="true">
        <text:list-item>
          <text:p text:style-name="P17">Soft<text:s/>Skills:<text:s/>Adaptability, Problem Solving, Collaboration.</text:p>
        </text:list-item>
        <text:list-item>
          <text:p text:style-name="P18">Programming Languages:<text:s/>C,<text:s/>Java, python.</text:p>
        </text:list-item>
        <text:list-item>
          <text:p text:style-name="P19">Databases Worked<text:s/>on<text:s/>PhpMyAdmin, mysql server.</text:p>
        </text:list-item>
        <text:list-item>
          <text:p text:style-name="P20">Web Technologies HTML5, CSS, JavaScript, PHP,Ajax,Jquery.</text:p>
        </text:list-item>
      </text:list>
      <text:p text:style-name="Standard"/>
      <text:p text:style-name="P21">Achievements</text:p>
      <text:list text:style-name="LFO3" text:continue-numbering="true">
        <text:list-item>
          <text:p text:style-name="P22">Won Prize in inter-class tournament held at college.</text:p>
        </text:list-item>
        <text:list-item>
          <text:p text:style-name="P23">Stood First in Inter Collegiate Fest at Adiyaman<text:s/>College<text:s/>for Paper presentation.</text:p>
        </text:list-item>
      </text:list>
      <text:p text:style-name="P24"/>
      <text:p text:style-name="P25">Extra-Curricular Activities</text:p>
      <text:list text:style-name="LFO4" text:continue-numbering="true">
        <text:list-item>
          <text:p text:style-name="P26">Organized events for inter-class fest held at college.</text:p>
        </text:list-item>
      </text:list>
      <text:list text:style-name="LFO2" text:continue-numbering="true">
        <text:list-item>
          <text:p text:style-name="P27">Scout<text:s/>certified.</text:p>
        </text:list-item>
      </text:list>
      <text:p text:style-name="P28"/>
      <text:p text:style-name="P29">Personal Details</text:p>
      <text:list text:style-name="LFO1" text:continue-numbering="true">
        <text:list-item>
          <text:p text:style-name="P30">Residential<text:s/>Address:Vinnarasu A s/o Antony samy C,No.7,4<text:span text:style-name="T31">th</text:span><text:s/>cross,</text:p>
        </text:list-item>
      </text:list>
      <text:p text:style-name="P32">Krishnappa G<?opendocument cursor-position?>arden,Thaverekere Banglore-560 029</text:p>
      <text:list text:style-name="LFO1" text:continue-numbering="true">
        <text:list-item>
          <text:p text:style-name="P33">LinkedIn<text:s/>ID<text:s text:c="12"/>:<text:s/>https://www.linkedin.com/in/vin-arasu/</text:p>
        </text:list-item>
        <text:list-item>
          <text:p text:style-name="P34">Languages<text:s/>known <text:s text:c="2"/>: English, Tamil, Kannada and Telgu.</text:p>
        </text:list-item>
        <text:list-item>
          <text:p text:style-name="P35">Sex<text:tab/><text:tab/><text:s text:c="7"/><text:s text:c="2"/>: Male.</text:p>
        </text:list-item>
        <text:list-item>
          <text:p text:style-name="P36">Date of<text:s/>Birth<text:tab/><text:s text:c="7"/><text:s text:c="2"/>:<text:s/>18/05/1996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-asian="DejaVu Sans" style:font-name-complex="Liberation Sans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user" style:display-name="Text body (user)" style:family="paragraph" style:parent-style-name="Default">
      <style:text-properties fo:font-size="16pt" style:font-size-asian="16pt"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font-size="24pt" style:font-size-asian="24pt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fo:font-size="36pt" style:font-size-asian="36pt"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master-page3LTGliederung1" style:display-name="master-page3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master-page3LTGliederung2" style:display-name="master-page3~LT~Gliederung 2" style:family="paragraph" style:parent-style-name="master-page3LTGliederung1">
      <style:paragraph-properties fo:margin-top="0.1576in"/>
      <style:text-properties fo:font-size="28pt" style:font-size-asian="28pt" fo:hyphenate="false"/>
    </style:style>
    <style:style style:name="master-page3LTGliederung3" style:display-name="master-page3~LT~Gliederung 3" style:family="paragraph" style:parent-style-name="master-page3LTGliederung2">
      <style:paragraph-properties fo:margin-top="0.118in"/>
      <style:text-properties fo:font-size="24pt" style:font-size-asian="24pt" fo:hyphenate="false"/>
    </style:style>
    <style:style style:name="master-page3LTGliederung4" style:display-name="master-page3~LT~Gliederung 4" style:family="paragraph" style:parent-style-name="master-page3LTGliederung3">
      <style:paragraph-properties fo:margin-top="0.0784in"/>
      <style:text-properties fo:font-size="20pt" style:font-size-asian="20pt" fo:hyphenate="false"/>
    </style:style>
    <style:style style:name="master-page3LTGliederung5" style:display-name="master-page3~LT~Gliederung 5" style:family="paragraph" style:parent-style-name="master-page3LTGliederung4">
      <style:paragraph-properties fo:margin-top="0.0395in"/>
      <style:text-properties fo:hyphenate="false"/>
    </style:style>
    <style:style style:name="master-page3LTGliederung6" style:display-name="master-page3~LT~Gliederung 6" style:family="paragraph" style:parent-style-name="master-page3LTGliederung5">
      <style:text-properties fo:hyphenate="false"/>
    </style:style>
    <style:style style:name="master-page3LTGliederung7" style:display-name="master-page3~LT~Gliederung 7" style:family="paragraph" style:parent-style-name="master-page3LTGliederung6">
      <style:text-properties fo:hyphenate="false"/>
    </style:style>
    <style:style style:name="master-page3LTGliederung8" style:display-name="master-page3~LT~Gliederung 8" style:family="paragraph" style:parent-style-name="master-page3LTGliederung7">
      <style:text-properties fo:hyphenate="false"/>
    </style:style>
    <style:style style:name="master-page3LTGliederung9" style:display-name="master-page3~LT~Gliederung 9" style:family="paragraph" style:parent-style-name="master-page3LTGliederung8">
      <style:text-properties fo:hyphenate="false"/>
    </style:style>
    <style:style style:name="master-page3LTTitel" style:display-name="master-page3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master-page3LTUntertitel" style:display-name="master-page3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master-page3LTNotizen" style:display-name="master-page3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master-page3LTHintergrundobjekte" style:display-name="master-page3~LT~Hintergrundobjekte" style:family="paragraph">
      <style:text-properties style:font-name-asian="DejaVu Sans" style:font-name-complex="Liberation Sans" fo:hyphenate="false"/>
    </style:style>
    <style:style style:name="master-page3LTHintergrund" style:display-name="master-page3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Outline2" style:display-name="Outline 2" style:family="paragraph" style:parent-style-name="Outline1">
      <style:paragraph-properties fo:margin-top="0.1576in"/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rasu</meta:initial-creator>
    <dc:creator>Arasu</dc:creator>
    <meta:creation-date>2018-06-03T15:45:00Z</meta:creation-date>
    <dc:date>2018-06-24T12:17:00Z</dc:date>
    <meta:template xlink:href="Normal" xlink:type="simple"/>
    <meta:editing-cycles>1</meta:editing-cycles>
    <meta:editing-duration>PT2700S</meta:editing-duration>
    <meta:document-statistic meta:page-count="1" meta:paragraph-count="3" meta:word-count="226" meta:character-count="1516" meta:row-count="10" meta:non-whitespace-character-count="1293"/>
  </office:meta>
</office:document-meta>
</file>